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nsolas" svg:font-family="Consolas"/>
    <style:font-face style:name="Times New Roman" svg:font-family="'Times New Roman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officeooo:paragraph-rsid="0007f46f"/>
    </style:style>
    <style:style style:name="P3" style:family="paragraph" style:parent-style-name="Standard">
      <style:paragraph-properties fo:line-height="100%" fo:text-align="start" style:justify-single-word="false"/>
      <style:text-properties officeooo:paragraph-rsid="000c981b"/>
    </style:style>
    <style:style style:name="P4" style:family="paragraph" style:parent-style-name="Standard">
      <style:paragraph-properties fo:line-height="100%" fo:text-align="start" style:justify-single-word="false"/>
      <style:text-properties officeooo:paragraph-rsid="000d24b4"/>
    </style:style>
    <style:style style:name="P5" style:family="paragraph" style:parent-style-name="Standard">
      <style:paragraph-properties fo:line-height="100%" fo:text-align="start" style:justify-single-word="false"/>
      <style:text-properties fo:color="#cc9900" style:font-name="Times New Roman" fo:font-size="12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Calibri1" style:font-name-complex="Calibri1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bold" fo:background-color="transparent" style:font-name-asian="Times New Roman" style:font-name-complex="Times New Roman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paragraph-rsid="000c981b" fo:background-color="transparent" style:font-name-asian="Times New Roman" style:font-name-complex="Times New Roman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rsid="000ee9b2" officeooo:paragraph-rsid="000ee9b2" fo:background-color="transparent" style:font-name-asian="Times New Roman" style:font-name-complex="Times New Roman"/>
    </style:style>
    <style:style style:name="P14" style:family="paragraph" style:parent-style-name="Standard">
      <style:paragraph-properties fo:line-height="100%" fo:text-align="start" style:justify-single-word="false"/>
      <style:text-properties fo:color="#999999" style:font-name="Times New Roman" fo:font-size="12pt" fo:font-weight="bold" fo:background-color="transparent" style:font-name-asian="Times New Roman" style:font-name-complex="Times New Roman"/>
    </style:style>
    <style:style style:name="P15" style:family="paragraph" style:parent-style-name="Standard">
      <style:paragraph-properties fo:line-height="100%" fo:text-align="start" style:justify-single-word="false"/>
      <style:text-properties fo:color="#999999" style:font-name="Times New Roman" fo:font-size="12pt" fo:font-weight="bold" officeooo:paragraph-rsid="000c981b" fo:background-color="transparent" style:font-name-asian="Times New Roman" style:font-name-complex="Times New Roman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style:font-name="Times New Roman" fo:font-size="12pt" fo:font-weight="bold" fo:background-color="#ffffff" style:font-name-asian="Times New Roman" style:font-name-complex="Times New Roman"/>
    </style:style>
    <style:style style:name="P17" style:family="paragraph" style:parent-style-name="Standard">
      <style:paragraph-properties fo:line-height="100%" fo:text-align="start" style:justify-single-word="false"/>
      <style:text-properties fo:color="#000000" style:font-name="Consolas" fo:font-size="9.5pt" fo:font-weight="normal" fo:background-color="#ffffff" style:font-name-asian="Consolas" style:font-name-complex="Consolas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style:font-name="Consolas" fo:font-size="9.5pt" fo:font-weight="bold" fo:background-color="#ffffff" style:font-name-asian="Consolas" style:font-name-complex="Consolas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style:font-name="Consolas" fo:font-size="9.5pt" fo:font-weight="bold" officeooo:paragraph-rsid="00077e34" fo:background-color="#ffffff" style:font-name-asian="Consolas" style:font-name-complex="Consolas"/>
    </style:style>
    <style:style style:name="P20" style:family="paragraph" style:parent-style-name="Standard">
      <style:paragraph-properties fo:line-height="100%" fo:text-align="start" style:justify-single-word="false"/>
      <style:text-properties fo:color="#0000ff" style:font-name="Consolas" fo:font-size="9.5pt" fo:font-weight="normal" officeooo:paragraph-rsid="000c981b" fo:background-color="#ffffff" style:font-name-asian="Consolas" style:font-name-complex="Consolas"/>
    </style:style>
    <style:style style:name="P21" style:family="paragraph" style:parent-style-name="Standard">
      <style:paragraph-properties fo:line-height="100%" fo:text-align="start" style:justify-single-word="false"/>
      <style:text-properties fo:color="#000000" style:font-name="Times New Roman" fo:font-size="12pt" fo:font-weight="bold" officeooo:paragraph-rsid="000d24b4" fo:background-color="#ffffff" style:font-name-asian="Times New Roman" style:font-name-complex="Times New Roman"/>
    </style:style>
    <style:style style:name="T1" style:family="text">
      <style:text-properties style:use-window-font-color="true" style:font-name="Times New Roman" fo:font-size="12pt" fo:font-weight="normal" fo:background-color="transparent" loext:char-shading-value="0" style:font-name-asian="Times New Roman" style:font-name-complex="Times New Roman"/>
    </style:style>
    <style:style style:name="T2" style:family="text">
      <style:text-properties style:use-window-font-color="true" style:font-name="Times New Roman" fo:font-size="12pt" fo:font-weight="bold" fo:background-color="transparent" loext:char-shading-value="0" style:font-name-asian="Times New Roman" style:font-weight-asian="bold" style:font-name-complex="Times New Roman" style:font-weight-complex="bold"/>
    </style:style>
    <style:style style:name="T3" style:family="text">
      <style:text-properties style:use-window-font-color="true" style:font-name="Times New Roman" fo:font-size="12pt" fo:font-weight="bold" officeooo:rsid="0007f46f" fo:background-color="transparent" loext:char-shading-value="0" style:font-name-asian="Times New Roman" style:font-weight-asian="bold" style:font-name-complex="Times New Roman" style:font-weight-complex="bold"/>
    </style:style>
    <style:style style:name="T4" style:family="text">
      <style:text-properties style:use-window-font-color="true" fo:font-weight="normal"/>
    </style:style>
    <style:style style:name="T5" style:family="text">
      <style:text-properties fo:color="#cc9900" style:font-name="Times New Roman" fo:font-size="12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loext:char-shading-value="0" style:font-name-asian="Times New Roman" style:font-name-complex="Times New Roman"/>
    </style:style>
    <style:style style:name="T6" style:family="text">
      <style:text-properties fo:color="#999999" style:font-name="Times New Roman" fo:font-size="12pt" fo:font-weight="bold" fo:background-color="transparent" loext:char-shading-value="0" style:font-name-asian="Times New Roman" style:font-name-complex="Times New Roman"/>
    </style:style>
    <style:style style:name="T7" style:family="text">
      <style:text-properties fo:color="#999999" style:font-name="Times New Roman" fo:font-size="12pt" fo:font-weight="bold" officeooo:rsid="000c981b" fo:background-color="transparent" loext:char-shading-value="0" style:font-name-asian="Times New Roman" style:font-name-complex="Times New Roman"/>
    </style:style>
    <style:style style:name="T8" style:family="text">
      <style:text-properties fo:color="#999999" style:font-name="Times New Roman" fo:font-size="12pt" fo:font-weight="normal" fo:background-color="transparent" loext:char-shading-value="0" style:font-name-asian="Times New Roman" style:font-name-complex="Times New Roman"/>
    </style:style>
    <style:style style:name="T9" style:family="text">
      <style:text-properties fo:color="#000000" style:font-name="Times New Roman" fo:font-size="12pt" fo:font-weight="bold" fo:background-color="#ffffff" loext:char-shading-value="0" style:font-name-asian="Times New Roman" style:font-name-complex="Times New Roman"/>
    </style:style>
    <style:style style:name="T10" style:family="text">
      <style:text-properties fo:color="#000000" style:font-name="Times New Roman" fo:font-size="12pt" fo:font-weight="bold" fo:background-color="transparent" loext:char-shading-value="0" style:font-name-asian="Times New Roman" style:font-name-complex="Times New Roman"/>
    </style:style>
    <style:style style:name="T11" style:family="text">
      <style:text-properties fo:color="#000000" style:font-name="Consolas" fo:font-size="9.5pt" fo:font-weight="bold" fo:background-color="#ffffff" loext:char-shading-value="0" style:font-name-asian="Consolas" style:font-name-complex="Consolas"/>
    </style:style>
    <style:style style:name="T12" style:family="text">
      <style:text-properties fo:color="#000000" style:font-name="Consolas" fo:font-size="9.5pt" fo:font-weight="normal" fo:background-color="#ffffff" loext:char-shading-value="0" style:font-name-asian="Consolas" style:font-name-complex="Consolas"/>
    </style:style>
    <style:style style:name="T13" style:family="text">
      <style:text-properties fo:color="#000000" style:font-weight-asian="bold" style:font-weight-complex="bold"/>
    </style:style>
    <style:style style:name="T14" style:family="text">
      <style:text-properties fo:color="#2b91af" style:font-name="Consolas" fo:font-size="9.5pt" fo:font-weight="bold" fo:background-color="#ffffff" loext:char-shading-value="0" style:font-name-asian="Consolas" style:font-name-complex="Consolas"/>
    </style:style>
    <style:style style:name="T15" style:family="text">
      <style:text-properties fo:color="#2b91af" style:font-name="Consolas" fo:font-size="9.5pt" fo:font-weight="normal" fo:background-color="#ffffff" loext:char-shading-value="0" style:font-name-asian="Consolas" style:font-name-complex="Consolas"/>
    </style:style>
    <style:style style:name="T16" style:family="text">
      <style:text-properties fo:color="#0000ff" style:font-name="Consolas" fo:font-size="9.5pt" fo:font-weight="normal" fo:background-color="#ffffff" loext:char-shading-value="0" style:font-name-asian="Consolas" style:font-name-complex="Consolas"/>
    </style:style>
    <style:style style:name="T17" style:family="text">
      <style:text-properties fo:color="#0000ff" style:font-name="Consolas" fo:font-size="9.5pt" fo:font-weight="normal" officeooo:rsid="000d24b4" fo:background-color="#ffffff" loext:char-shading-value="0" style:font-name-asian="Consolas" style:font-name-complex="Consolas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07f46f" style:font-weight-asian="bold" style:font-weight-complex="bold"/>
    </style:style>
    <style:style style:name="T20" style:family="text">
      <style:text-properties officeooo:rsid="00077e34"/>
    </style:style>
    <style:style style:name="T21" style:family="text">
      <style:text-properties officeooo:rsid="000b0bc1"/>
    </style:style>
    <style:style style:name="T22" style:family="text">
      <style:text-properties officeooo:rsid="000c981b"/>
    </style:style>
    <style:style style:name="T23" style:family="text">
      <style:text-properties officeooo:rsid="000ee9b2"/>
    </style:style>
    <style:style style:name="T24" style:family="text">
      <style:text-properties officeooo:rsid="0010ac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ab/><text:tab/><text:tab/><text:tab/><text:tab/></text:span><text:span text:style-name="T5">WoodStore Project</text:span></text:p>
      <text:p text:style-name="P5"/>
      <text:p text:style-name="P6"/>
      <text:p text:style-name="P8">Tommy zegt:</text:p>
      <text:p text:style-name="P8"/>
      <text:p text:style-name="P10">hypotetisch (hij wil history van prijzen): class prijsVanProduct (product + decimal Prijs) in dit geval heb je geen prijs/eenheid in product</text:p>
      <text:p text:style-name="P8"/>
      <text:p text:style-name="P10">- enum eenheid: doos, emmer, stuk, m, m²,<text:span text:style-name="T22">bus </text:span></text:p>
      <text:p text:style-name="P11"/>
      <text:p text:style-name="P11"><text:span text:style-name="T18">- class Product</text:span> (ID, Naam, Eenheid, Prijs/Eenheid,<text:span text:style-name="T23">bool isActive,string picture</text:span>)</text:p>
      <text:p text:style-name="P11"/>
      <text:p text:style-name="P12">-<text:span text:style-name="T18"> class </text:span><text:span text:style-name="T19">Floor</text:span><text:span text:style-name="T18">: Product</text:span> (<text:span text:style-name="T21">id</text:span> ,<text:span text:style-name="T21">kliksysteem</text:span>,kleur ,LxBxH(mm),profiel/plint (<text:span text:style-name="T19">FloorCovering</text:span>) ,prijs/m²)</text:p>
      <text:p text:style-name="P11"/>
      <text:p text:style-name="P3"><text:span text:style-name="T2">- class Onderlaag: Product </text:span><text:span text:style-name="T6">(</text:span><text:span text:style-name="T8"> </text:span><text:span text:style-name="T1">type</text:span><text:span text:style-name="T8"> ,Decibel (Db) , m²/rol, </text:span><text:span text:style-name="T6">)</text:span></text:p>
      <text:p text:style-name="P14"/>
      <text:p text:style-name="P15"><text:span text:style-name="T13">- class Lijm: Product</text:span> (<text:span text:style-name="T4">type</text:span>, <text:span text:style-name="T21">hoeveelheid()/m²,bool isFloorGlue</text:span>)</text:p>
      <text:p text:style-name="P14"/>
      <text:p text:style-name="P2"><text:span text:style-name="T10">-class </text:span><text:span text:style-name="T3">FloorCovering</text:span><text:span text:style-name="T10">: Product</text:span><text:span text:style-name="T6"> (</text:span><text:span text:style-name="T7">id</text:span><text:span text:style-name="T1"> ,type,LxBxH(mm) , kleur, bool standaard = altijd tonen) </text:span></text:p>
      <text:p text:style-name="P8"/>
      <text:p text:style-name="P6"/>
      <text:p text:style-name="P16">Color</text:p>
      <text:p text:style-name="P1"><text:span text:style-name="T11"><text:tab/> [</text:span><text:span text:style-name="T14">Key</text:span><text:span text:style-name="T11">]</text:span></text:p>
      <text:p text:style-name="P1"><text:span text:style-name="T12"><text:s text:c="8"/></text:span><text:span text:style-name="T16">public</text:span><text:span text:style-name="T12"> </text:span><text:span text:style-name="T16">int</text:span><text:span text:style-name="T12"> ColorID { </text:span><text:span text:style-name="T16">get</text:span><text:span text:style-name="T12">; </text:span><text:span text:style-name="T16">set</text:span><text:span text:style-name="T12">; }</text:span></text:p>
      <text:p text:style-name="P1"><text:span text:style-name="T12"><text:s text:c="8"/></text:span><text:span text:style-name="T16">public</text:span><text:span text:style-name="T12"> </text:span><text:span text:style-name="T16">string</text:span><text:span text:style-name="T12"> Name { </text:span><text:span text:style-name="T16">get</text:span><text:span text:style-name="T12">; </text:span><text:span text:style-name="T16">set</text:span><text:span text:style-name="T12">; }</text:span></text:p>
      <text:p text:style-name="P20"><text:s text:c="8"/></text:p>
      <text:p text:style-name="P6"/>
      <text:p text:style-name="P6"/>
      <text:p text:style-name="P6"/>
      <text:p text:style-name="P21">Offer</text:p>
      <text:p text:style-name="P4"><text:span text:style-name="T9"><text:s text:c="13"/></text:span><text:span text:style-name="T11">[</text:span><text:span text:style-name="T14">Key</text:span><text:span text:style-name="T11">]</text:span></text:p>
      <text:p text:style-name="P1"><text:span text:style-name="T12"><text:s text:c="8"/></text:span><text:span text:style-name="T16">public</text:span><text:span text:style-name="T12"> </text:span><text:span text:style-name="T16">int</text:span><text:span text:style-name="T12"> OfferID { </text:span><text:span text:style-name="T16">get</text:span><text:span text:style-name="T12">; </text:span><text:span text:style-name="T16">set</text:span><text:span text:style-name="T12">; }</text:span></text:p>
      <text:p text:style-name="P1"><text:span text:style-name="T12"><text:s text:c="8"/></text:span><text:span text:style-name="T16">public</text:span><text:span text:style-name="T12"> </text:span><text:span text:style-name="T15">Account</text:span><text:span text:style-name="T12"> Account { </text:span><text:span text:style-name="T16">get</text:span><text:span text:style-name="T12">; </text:span><text:span text:style-name="T16">set</text:span><text:span text:style-name="T12">; }</text:span></text:p>
      <text:p text:style-name="P1"><text:span text:style-name="T11"><text:s text:c="3"/></text:span><text:span text:style-name="T12"><text:s text:c="5"/></text:span><text:span text:style-name="T16">public</text:span><text:span text:style-name="T12"> </text:span><text:span text:style-name="T16">string</text:span><text:span text:style-name="T12"> Specifications { </text:span><text:span text:style-name="T16">get</text:span><text:span text:style-name="T12">; </text:span><text:span text:style-name="T16">set</text:span><text:span text:style-name="T12">; }</text:span></text:p>
      <text:p text:style-name="P4"><text:span text:style-name="T12"><text:s text:c="8"/></text:span><text:span text:style-name="T16">public </text:span><text:span text:style-name="T17">List&lt;product&gt; products</text:span><text:span text:style-name="T12"> { </text:span><text:span text:style-name="T16">get</text:span><text:span text:style-name="T12">; </text:span><text:span text:style-name="T16">set</text:span><text:span text:style-name="T12">; }</text:span></text:p>
      <text:p text:style-name="P17"><text:s text:c="8"/></text:p>
      <text:p text:style-name="P8">Tommy zegt:</text:p>
      <text:p text:style-name="P11"/>
      <text:p text:style-name="P9">class Order</text:p>
      <text:p text:style-name="P11">OK &gt; OrderID, Account, Ordered, Pickup, Delivered, decimal AlreadyPayed </text:p>
      <text:p text:style-name="P11"/>
      <text:p text:style-name="P11">Te veranderen: List&lt;Orderlijn&gt; Orderlijnen (hierin zitten ALLE Parquet, Laminate, ...)</text:p>
      <text:p text:style-name="P11"/>
      <text:p text:style-name="P11">decimal TotalPrice (readonly notmapped, de som van alle prijs van de orderlijn voor iedere orderlijn)</text:p>
      <text:p text:style-name="P11"/>
      <text:p text:style-name="P11">decimal gegevenKorting</text:p>
      <text:p text:style-name="P11"/>
      <text:p text:style-name="P13">bool isCancelled</text:p>
      <text:p text:style-name="P6"/>
      <text:p text:style-name="P7">class Orderlijn</text:p>
      <text:p text:style-name="P6">OrderlijnID, product, Hoeveel eenheden, prijs van de orderlijn (readonly notmapped)</text:p>
      <text:p text:style-name="P6"><text:soft-page-break/></text:p>
      <text:p text:style-name="P18"/>
      <text:p text:style-name="P18"/>
      <text:p text:style-name="P19"><text:span text:style-name="T20">-product i</text:span>nactief zetten</text:p>
      <text:p text:style-name="P19"/>
      <text:p text:style-name="P19">-editen </text:p>
      <text:p text:style-name="P19">ik <text:span text:style-name="T20">zou</text:span> gewoon in controller checken of admin is ingelogd, indien wel &gt; boolean meegeven en op de view de juiste controls toevoegen <text:span text:style-name="T20">(textboxes in plaats van label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onsolas" svg:font-family="Consolas"/>
    <style:font-face style:name="Times New Roman" svg:font-family="'Times New Roman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7T16:30:46.744000000</dc:date>
    <meta:editing-duration>PT4H13M1S</meta:editing-duration>
    <meta:editing-cycles>6</meta:editing-cycles>
    <meta:generator>LibreOffice/5.0.5.2$Windows_x86 LibreOffice_project/55b006a02d247b5f7215fc6ea0fde844b30035b3</meta:generator>
    <meta:document-statistic meta:table-count="0" meta:image-count="0" meta:object-count="0" meta:page-count="2" meta:paragraph-count="33" meta:word-count="221" meta:character-count="1534" meta:non-whitespace-character-count="1264"/>
  </office:meta>
</office:document-meta>
</file>